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rsid="00017291" officeooo:paragraph-rsid="00017291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017291" officeooo:paragraph-rsid="00017291"/>
    </style:style>
    <style:style style:name="P6" style:family="paragraph" style:parent-style-name="Standard">
      <style:text-properties officeooo:rsid="00047197" officeooo:paragraph-rsid="00047197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bbelandr/TitanicMachineLearning</text:p>
      <text:list text:style-name="L1">
        <text:list-item>
          <text:p text:style-name="P2">Provide a justification for your design and experimental decisions.</text:p>
          <text:p text:style-name="P3">In both of my models, I removed most columns except for Pclass, Age, SibSp, Parch, and Sex. I believed that these features would be the most important for determining if someone died or not. </text:p>
          <text:p text:style-name="P3">Sex was one-hot encoded because it is categorical data.</text:p>
          <text:p text:style-name="P3">The rest were normalized to make the log loss model work better with the features.</text:p>
        </text:list-item>
        <text:list-item>
          <text:p text:style-name="P2">Report validation accuracy on SKLearn and From Scratch models. Is the accuracy the same? Can you provide any insights on model performance?</text:p>
          <text:p text:style-name="P3">SKLearn gave me 75.4% accuracy, and my personal model apparently was 0% accuracy.</text:p>
          <text:p text:style-name="P3">I believe that my personal model performed so poorly because of the way that I submitted my data? I’m not entirely sure why it literally has a 0% score. I spent so long trying to get this to work that I’m just going to submit what I have.<text:line-break/>I would like to know what I did wrong? The code I have written may not be the best organized code in existence.</text:p>
        </text:list-item>
        <text:list-item>
          <text:p text:style-name="P4">Submit to the competition your best performing model. What was your final test score and ranking?</text:p>
          <text:p text:style-name="P5">My SKLearn model achieved a score of 75.4%. That puts me at 11,385<text:span text:style-name="T1">th</text:span> place.</text:p>
        </text:list-item>
      </text:list>
      <text:p text:style-name="P6">I beg for your mercy in regards to the late policy; I am submitting this around 50 minutes after 12:00 AM after a full day of wor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0:44:40.886858100</meta:creation-date>
    <dc:date>2025-09-20T00:58:23.225177400</dc:date>
    <meta:editing-duration>PT9M1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1" meta:word-count="234" meta:character-count="1323" meta:non-whitespace-character-count="1102"/>
  </office:meta>
</office:document-meta>
</file>